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7.459in"/>
    </style:style>
    <style:style style:name="P1" style:family="paragraph" style:parent-style-name="Table_20_Contents">
      <style:text-properties style:font-name="Liberation Serif" fo:font-size="10pt" style:font-size-asian="10pt" style:font-size-complex="10pt"/>
    </style:style>
    <style:style style:name="P2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Liberation Serif" fo:font-size="10.5pt" style:font-size-asian="10.5pt" style:font-size-complex="10.5pt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able_20_Contents" style:list-style-name="L1"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T1" style:family="text">
      <style:text-properties style:font-name="Cantarell"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utes of Meeting </text:p>
      <text:p text:style-name="P6"><text:span text:style-name="T1">GMRT</text:span><text:span text:style-name="T3"><text:tab/></text:span><text:tab/><text:tab/><text:tab/><text:tab/><text:span text:style-name="T1">Minutes of Meeting</text:span></text:p>
      <text:p text:style-name="P6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2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2">20<text:span text:style-name="T2">th</text:span> <text:s/>AUGUST 2013 Time :3.00 PM to 4.00 PM; GMRT conference room, NCRA lecture <text:s/>Hall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2">NGK, Nayak Ji, CPK, NMS &amp; RRU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2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1"><text:s text:c="12"/><text:span text:style-name="T4"><text:s/>Discussed following items :</text:span></text:p>
            <text:p text:style-name="P3"/>
            <text:list xml:id="list13367373101" text:style-name="L1">
              <text:list-item>
                <text:p text:style-name="P7">RRU updated that SSS has discussion with Mr. Deepak related to present Online command structure. He has taken two commands sndsacsrc() &amp; gts(), gts() is T5 verb command which calculate astronomical parameters. For the command optimization he is going through Fortran code &amp; NMODPROC.</text:p>
                <text:p text:style-name="P7">RRU updated that he is analyzing the performance of Online_v2 software. He has found out that while running Online_v2 , top command shows both CPU utilization 100%.</text:p>
                <text:p text:style-name="P7"/>
              </text:list-item>
              <text:list-item>
                <text:p text:style-name="P7">NMS updated that he has designed GUI for control setting of GMRT sub-system like Analog back-end, digital back-end, servo, FE, Fiber-optics etc.</text:p>
                <text:p text:style-name="P7">Monitoring GUI is separate, Once GUI is interfaced with Online_v2 program, Both GUI can be combined.</text:p>
                <text:p text:style-name="P7"/>
              </text:list-item>
              <text:list-item>
                <text:p text:style-name="P7">CPK updated about the need for SMD work station for rabbit MCM card work.</text:p>
                <text:p text:style-name="P7">52 MCM cards have been tested.</text:p>
                <text:p text:style-name="P7">Net searching for L3 N/W switch is going on. In one month we will be able to send enquiry for L3 N/W switch. </text:p>
                <text:p text:style-name="P7">Enquiry for L2 N/W switch will be send by Purchase department in one week. </text:p>
                <text:p text:style-name="P7">CPK is also work on remote programming of rabbit MCM card.</text:p>
                <text:p text:style-name="P7"/>
              </text:list-item>
              <text:list-item>
                <text:p text:style-name="P7">We then discussed the points from Communication protocol meeting </text:p>
                <text:p text:style-name="P7">NGK suggested to write in report on Online_v2 communication protocol.</text:p>
                <text:p text:style-name="P7">NGK inquired about TCS status , Nayak ji updated that TCS work is still in preliminary stage, it will need some more round of discussion.</text:p>
                <text:p text:style-name="P7">SRS document is finalized.</text:p>
                <text:p text:style-name="P7">NGK asked NMS whether Rabbit MCM can be made to communicate with present FPS system. NMS updated that that can be done. </text:p>
                <text:p text:style-name="P7">NGK suggested that we must include one more antenna in our antenna test setup by keeping one MCM card in any one antenna.</text:p>
                <text:p text:style-name="P7">NGK informed that Mr. Deepak will be joining our Online_v2 development team. </text:p>
                <text:p text:style-name="P7"/>
                <text:p text:style-name="P7"/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3-08-20T16:52:29</dc:date>
    <dc:creator>teleset </dc:creator>
    <meta:editing-duration>PT21H26M27S</meta:editing-duration>
    <meta:editing-cycles>275</meta:editing-cycles>
    <meta:generator>LibreOffice/3.4$Linux LibreOffice_project/340m1$Build-602</meta:generator>
    <meta:document-statistic meta:table-count="1" meta:image-count="0" meta:object-count="0" meta:page-count="1" meta:paragraph-count="31" meta:word-count="351" meta:character-count="1993" meta:non-whitespace-character-count="1660"/>
  </office:meta>
</office:document-meta>
</file>